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4.1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3.1874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0.818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2.8228in"/>
    </style:style>
    <style:style style:name="co20" style:family="table-column">
      <style:table-column-properties fo:break-before="auto" style:column-width="1.4508in"/>
    </style:style>
    <style:style style:name="co21" style:family="table-column">
      <style:table-column-properties fo:break-before="auto" style:column-width="1.2791in"/>
    </style:style>
    <style:style style:name="co22" style:family="table-column">
      <style:table-column-properties fo:break-before="auto" style:column-width="6.3827in"/>
    </style:style>
    <style:style style:name="co23" style:family="table-column">
      <style:table-column-properties fo:break-before="auto" style:column-width="1.1929in"/>
    </style:style>
    <style:style style:name="co24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3.3807in"/>
    </style:style>
    <style:style style:name="co26" style:family="table-column">
      <style:table-column-properties fo:break-before="auto" style:column-width="1.3189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0.9146in"/>
    </style:style>
    <style:style style:name="co29" style:family="table-column">
      <style:table-column-properties fo:break-before="auto" style:column-width="1.4398in"/>
    </style:style>
    <style:style style:name="co30" style:family="table-column">
      <style:table-column-properties fo:break-before="auto" style:column-width="1.5362in"/>
    </style:style>
    <style:style style:name="co31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/>
      <style:text-properties style:text-position=""/>
    </style:style>
    <style:style style:name="ce11" style:family="table-cell" style:parent-style-name="Default" style:data-style-name="N2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transparent"/>
      <style:text-properties style:text-position=""/>
    </style:style>
    <style:style style:name="ce13" style:family="table-cell" style:parent-style-name="Default">
      <style:table-cell-properties fo:background-color="#00ff00"/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4">
      <style:text-properties style:text-position=""/>
    </style:style>
    <style:style style:name="ce7" style:family="table-cell" style:parent-style-name="Default" style:data-style-name="N104">
      <style:table-cell-properties fo:background-color="#ffff00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ffff00"/>
      <style:text-properties style:text-position=""/>
    </style:style>
    <style:style style:name="ce9" style:family="table-cell" style:parent-style-name="Default" style:data-style-name="N2">
      <style:table-cell-properties fo:background-color="#ffff00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 style:data-style-name="N104"/>
    <style:style style:name="ce24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ffff00"/>
    </style:style>
    <style:style style:name="ce26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ff00"/>
    </style:style>
    <style:style style:name="ce2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transparent"/>
    </style:style>
    <style:style style:name="ce30" style:family="table-cell" style:parent-style-name="Default">
      <style:table-cell-properties fo:background-color="#00ff00"/>
    </style:style>
    <style:style style:name="ce31" style:family="table-cell" style:parent-style-name="Default" style:data-style-name="N2">
      <style:table-cell-properties fo:background-color="#00ff00"/>
    </style:style>
    <style:style style:name="ce32" style:family="table-cell" style:parent-style-name="Default" style:data-style-name="N50"/>
    <style:style style:name="ce33" style:family="table-cell" style:parent-style-name="Default" style:data-style-name="N50">
      <style:table-cell-properties fo:background-color="#00ff00"/>
    </style:style>
    <style:style style:name="ce34" style:family="table-cell" style:parent-style-name="Default" style:data-style-name="N1">
      <style:text-properties fo:font-weight="bold" style:font-weight-asian="bold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background-color="#00ff00"/>
    </style:style>
  </office:automatic-styles>
  <office:body>
    <office:spreadsheet>
      <table:table table:name="Batteri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ce10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4" table:default-cell-style-name="ce2"/>
        <table:table-column table:style-name="co15" table:number-columns-repeated="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Base Price</text:p>
          </table:table-cell>
          <table:table-cell table:style-name="ce5" office:value-type="string" calcext:value-type="string">
            <text:p>Price for 12V</text:p>
          </table:table-cell>
          <table:table-cell table:style-name="ce7" office:value-type="string" calcext:value-type="string">
            <text:p>Dollar/energy densit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Watt hours</text:p>
          </table:table-cell>
          <table:table-cell table:style-name="ce9" office:value-type="string" calcext:value-type="string">
            <text:p>Energy density (watt hours/kg)</text:p>
          </table:table-cell>
          <table:table-cell table:style-name="ce11" office:value-type="string" calcext:value-type="string">
            <text:p>Max theoretical energy density (watt hours/kg)</text:p>
          </table:table-cell>
          <table:table-cell table:style-name="ce3" office:value-type="string" calcext:value-type="string">
            <text:p>High availabilit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uilt-in charger?</text:p>
          </table:table-cell>
          <table:table-cell table:style-name="ce3" office:value-type="string" calcext:value-type="string">
            <text:p>Pass through</text:p>
          </table:table-cell>
          <table:table-cell table:style-name="ce3" office:value-type="string" calcext:value-type="string">
            <text:p>Onboard charger?</text:p>
          </table:table-cell>
          <table:table-cell table:style-name="ce3" office:value-type="string" calcext:value-type="string">
            <text:p>Peak discharge (C)</text:p>
          </table:table-cell>
          <table:table-cell table:style-name="ce3" office:value-type="string" calcext:value-type="string">
            <text:p>Max safe discharge (C)</text:p>
          </table:table-cell>
          <table:table-cell table:style-name="ce1" office:value-type="string" calcext:value-type="string">
            <text:p>Max safe discharge (A)</text:p>
          </table:table-cell>
          <table:table-cell table:style-name="ce3" office:value-type="string" calcext:value-type="string">
            <text:p>Charge plug</text:p>
          </table:table-cell>
          <table:table-cell table:style-name="ce3" office:value-type="string" calcext:value-type="string">
            <text:p>Discharge plug</text:p>
          </table:table-cell>
          <table:table-cell table:style-name="ce3" office:value-type="string" calcext:value-type="string">
            <text:p>Min discharge cyles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Length (cm)</text:p>
          </table:table-cell>
          <table:table-cell table:style-name="ce3" office:value-type="string" calcext:value-type="string">
            <text:p>Width (cm)</text:p>
          </table:table-cell>
          <table:table-cell table:style-name="ce3" office:value-type="string" calcext:value-type="string">
            <text:p>Height (cm)</text:p>
          </table:table-cell>
          <table:table-cell table:style-name="ce3" office:value-type="string" calcext:value-type="string">
            <text:p>Volume (cm^3)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. Product Brand</text:p>
          </table:table-cell>
          <table:table-cell table:style-name="ce3" office:value-type="string" calcext:value-type="string">
            <text:p>Man. Product ID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3.0401753104456" calcext:value-type="float">
            <text:p>13.04</text:p>
          </table:table-cell>
          <table:table-cell table:style-name="ce4" office:value-type="string" calcext:value-type="string">
            <text:p>Turnigy nano-tech 3000mAh 2S2P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C2] * (12/[.F2])" office:value-type="currency" office:currency="USD" office:value="29.1891891891892" calcext:value-type="currency">
            <text:p>$29.19</text:p>
          </table:table-cell>
          <table:table-cell table:formula="of:=PRICE/ENERGY_DENSITY * MAX(100/LIFE_CYCLES; 1)" office:value-type="currency" office:currency="USD" office:value="0.191964937910884" calcext:value-type="currency">
            <text:p>$0.19</text:p>
          </table:table-cell>
          <table:table-cell office:value-type="float" office:value="7.4" calcext:value-type="float">
            <text:p>7.4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22.2" calcext:value-type="float">
            <text:p>22.2</text:p>
          </table:table-cell>
          <table:table-cell table:formula="of:=WATT_HOURS/(WEIGHT/1000)" office:value-type="float" office:value="152.054794520548" calcext:value-type="float">
            <text:p>152.0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table:formula="of:=[.W2]*[.X2]*[.Y2]" office:value-type="float" office:value="74.8" calcext:value-type="float">
            <text:p>74.8</text:p>
          </table:table-cell>
          <table:table-cell table:number-columns-repeated="3"/>
          <table:table-cell office:value-type="string" calcext:value-type="string">
            <text:p>http://www.hobbyking.com/hobbyking/store/__23821__Turnigy_nano_tech_3000mAh_2S2P_20_40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1.0799245191137" calcext:value-type="float">
            <text:p>11.08</text:p>
          </table:table-cell>
          <table:table-cell office:value-type="string" calcext:value-type="string">
            <text:p>Turnigy nano-tech 1500mah 3S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3] * (12/[.F3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134015096177258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6.65" calcext:value-type="float">
            <text:p>16.65</text:p>
          </table:table-cell>
          <table:table-cell table:formula="of:=WATT_HOURS/(WEIGHT/1000)" office:value-type="float" office:value="129.06976744186" calcext:value-type="float">
            <text:p>129.0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table:formula="of:=[.W3]*[.X3]*[.Y3]" office:value-type="float" office:value="62.832" calcext:value-type="float">
            <text:p>62.832</text:p>
          </table:table-cell>
          <table:table-cell table:number-columns-repeated="3"/>
          <table:table-cell office:value-type="string" calcext:value-type="string">
            <text:p>http://www.hobbyking.com/hobbyking/store/__26453__Turnigy_nano_tech_1500mah_3S_35_70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0.3020452885318" calcext:value-type="float">
            <text:p>10.30</text:p>
          </table:table-cell>
          <table:table-cell office:value-type="string" calcext:value-type="string">
            <text:p>Turnigy nano-tech 2000mAh 2S1P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4] * (12/[.F4])" office:value-type="currency" office:currency="USD" office:value="21.0810810810811" calcext:value-type="currency">
            <text:p>$21.08</text:p>
          </table:table-cell>
          <table:table-cell table:formula="of:=PRICE/ENERGY_DENSITY * MAX(100/LIFE_CYCLES; 1)" office:value-type="currency" office:currency="USD" office:value="0.139590942293645" calcext:value-type="currency">
            <text:p>$0.14</text:p>
          </table:table-cell>
          <table:table-cell office:value-type="float" office:value="7.4" calcext:value-type="float">
            <text:p>7.4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14.8" calcext:value-type="float">
            <text:p>14.8</text:p>
          </table:table-cell>
          <table:table-cell table:formula="of:=WATT_HOURS/(WEIGHT/1000)" office:value-type="float" office:value="151.020408163265" calcext:value-type="float">
            <text:p>151.0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8.7" calcext:value-type="float">
            <text:p>8.7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table:formula="of:=[.W4]*[.X4]*[.Y4]" office:value-type="float" office:value="50.286" calcext:value-type="float">
            <text:p>50.286</text:p>
          </table:table-cell>
          <table:table-cell table:number-columns-repeated="3"/>
          <table:table-cell office:value-type="string" calcext:value-type="string">
            <text:p>http://www.hobbyking.com/hobbyking/store/__23820__Turnigy_nano_tech_2000mAh_2S1P_20_40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62563055901689" calcext:value-type="float">
            <text:p>9.63</text:p>
          </table:table-cell>
          <table:table-cell table:style-name="ce4" office:value-type="string" calcext:value-type="string">
            <text:p>Turnigy 17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5] * (12/[.F5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0948738881966227" calcext:value-type="currency">
            <text:p>$0.09</text:p>
          </table:table-cell>
          <table:table-cell office:value-type="float" office:value="7.4" calcext:value-type="float">
            <text:p>7.4</text:p>
          </table:table-cell>
          <table:table-cell office:value-type="float" office:value="1700" calcext:value-type="float">
            <text:p>1700</text:p>
          </table:table-cell>
          <table:table-cell table:formula="of:=VOLTAGE*(MAH/1000)" office:value-type="float" office:value="12.58" calcext:value-type="float">
            <text:p>12.58</text:p>
          </table:table-cell>
          <table:table-cell table:formula="of:=WATT_HOURS/(WEIGHT/1000)" office:value-type="float" office:value="136.739130434783" calcext:value-type="float">
            <text:p>136.7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Q5]" office:value-type="float" office:value="34" calcext:value-type="float">
            <text:p>34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9.1" calcext:value-type="float">
            <text:p>9.1</text:p>
          </table:table-cell>
          <table:table-cell office:value-type="float" office:value="2.65" calcext:value-type="float">
            <text:p>2.65</text:p>
          </table:table-cell>
          <table:table-cell office:value-type="float" office:value="1.8" calcext:value-type="float">
            <text:p>1.8</text:p>
          </table:table-cell>
          <table:table-cell table:formula="of:=[.W5]*[.X5]*[.Y5]" office:value-type="float" office:value="43.407" calcext:value-type="float">
            <text:p>43.407</text:p>
          </table:table-cell>
          <table:table-cell table:number-columns-repeated="3"/>
          <table:table-cell office:value-type="string" calcext:value-type="string">
            <text:p>http://www.hobbyking.com/hobbyking/store/__15088__Turnigy_1700mAh_2S_20C_Lipo_Pack_Suits_1_16th_Monster_Beatle_SCT_Buggy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23216459702946" calcext:value-type="float">
            <text:p>9.23</text:p>
          </table:table-cell>
          <table:table-cell office:value-type="string" calcext:value-type="string">
            <text:p>ZIPPY Compact 1000mAh 3S 25C Lipo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[.C6] * (12/[.F6])" office:value-type="currency" office:currency="USD" office:value="5.94594594594595" calcext:value-type="currency">
            <text:p>$5.95</text:p>
          </table:table-cell>
          <table:table-cell table:formula="of:=PRICE/ENERGY_DENSITY * MAX(100/LIFE_CYCLES; 1)" office:value-type="currency" office:currency="USD" office:value="0.0535670805941076" calcext:value-type="currency">
            <text:p>$0.05</text:p>
          </table:table-cell>
          <table:table-cell office:value-type="float" office:value="11.1" calcext:value-type="float">
            <text:p>11.1</text:p>
          </table:table-cell>
          <table:table-cell office:value-type="float" office:value="1000" calcext:value-type="float">
            <text:p>10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table:formula="of:=[.W6]*[.X6]*[.Y6]" office:value-type="float" office:value="50.32" calcext:value-type="float">
            <text:p>50.32</text:p>
          </table:table-cell>
          <table:table-cell table:number-columns-repeated="3"/>
          <table:table-cell office:value-type="string" calcext:value-type="string">
            <text:p>http://www.hobbyking.com/hobbyking/store/__21334__ZIPPY_Compact_1000mAh_3S_25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94777209642075" calcext:value-type="float">
            <text:p>8.95</text:p>
          </table:table-cell>
          <table:table-cell office:value-type="string" calcext:value-type="string">
            <text:p>Turnigy 1500mAh 2S 25C Lipoly</text:p>
          </table:table-cell>
          <table:table-cell office:value-type="currency" office:currency="USD" office:value="9" calcext:value-type="currency">
            <text:p>$9.00</text:p>
          </table:table-cell>
          <table:table-cell table:formula="of:=[.C7] * (12/[.F7])" office:value-type="currency" office:currency="USD" office:value="14.5945945945946" calcext:value-type="currency">
            <text:p>$14.59</text:p>
          </table:table-cell>
          <table:table-cell table:formula="of:=PRICE/ENERGY_DENSITY * MAX(100/LIFE_CYCLES; 1)" office:value-type="currency" office:currency="USD" office:value="0.110445580715851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32.142857142857" calcext:value-type="float">
            <text:p>132.1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MAH/1000 * [.Q7]" office:value-type="float" office:value="37.5" calcext:value-type="float">
            <text:p>37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84" calcext:value-type="float">
            <text:p>84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table:formula="of:=[.W7]*[.X7]*[.Y7]" office:value-type="float" office:value="44.517" calcext:value-type="float">
            <text:p>44.517</text:p>
          </table:table-cell>
          <table:table-cell table:number-columns-repeated="3"/>
          <table:table-cell office:value-type="string" calcext:value-type="string">
            <text:p>http://www.hobbyking.com/hobbyking/store/__26564__Turnigy_1500mAh_2S_25C_Lipoly_Battery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38755408214868" calcext:value-type="float">
            <text:p>8.39</text:p>
          </table:table-cell>
          <table:table-cell office:value-type="string" calcext:value-type="string">
            <text:p>Turnigy 13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8] * (12/[.F8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102489183570265" calcext:value-type="currency">
            <text:p>$0.10</text:p>
          </table:table-cell>
          <table:table-cell office:value-type="float" office:value="7.4" calcext:value-type="float">
            <text:p>7.4</text:p>
          </table:table-cell>
          <table:table-cell office:value-type="float" office:value="1300" calcext:value-type="float">
            <text:p>1300</text:p>
          </table:table-cell>
          <table:table-cell table:formula="of:=VOLTAGE*(MAH/1000)" office:value-type="float" office:value="9.62" calcext:value-type="float">
            <text:p>9.62</text:p>
          </table:table-cell>
          <table:table-cell table:formula="of:=WATT_HOURS/(WEIGHT/1000)" office:value-type="float" office:value="126.578947368421" calcext:value-type="float">
            <text:p>126.5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Q8]" office:value-type="float" office:value="26" calcext:value-type="float">
            <text:p>26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W8]*[.X8]*[.Y8]" office:value-type="float" office:value="37.8" calcext:value-type="float">
            <text:p>37.8</text:p>
          </table:table-cell>
          <table:table-cell table:number-columns-repeated="3"/>
          <table:table-cell office:value-type="string" calcext:value-type="string">
            <text:p>http://www.hobbyking.com/hobbyking/store/__15087__Turnigy_1300mAh_2S_20C_Lipo_Pack_Suit_1_18th_Truck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style-name="ce4" office:value-type="string" calcext:value-type="string">
            <text:p>ZIPPY Flightmax 2500mAh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9] * (12/[.F9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0972388604821037" calcext:value-type="currency">
            <text:p>$0.10</text:p>
          </table:table-cell>
          <table:table-cell office:value-type="float" office:value="11.1" calcext:value-type="float">
            <text:p>11.1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27.75" calcext:value-type="float">
            <text:p>27.75</text:p>
          </table:table-cell>
          <table:table-cell table:formula="of:=WATT_HOURS/(WEIGHT/1000)" office:value-type="float" office:value="177.884615384615" calcext:value-type="float">
            <text:p>177.8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JST-XH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formula="of:=[.W9]*[.X9]*[.X9]" office:value-type="float" office:value="95.139" calcext:value-type="float">
            <text:p>95.139</text:p>
          </table:table-cell>
          <table:table-cell table:number-columns-repeated="3"/>
          <table:table-cell office:value-type="string" calcext:value-type="string">
            <text:p>http://www.hobbyking.com/hobbyking/store/__6955__ZIPPY_Flightmax_2500mAh_Transmitter_Pack_Futaba_JR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3600mAh 2S 12C Lipo Receiver Pack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0] * (12/[.F10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200876552227904" calcext:value-type="currency">
            <text:p>$0.20</text:p>
          </table:table-cell>
          <table:table-cell office:value-type="float" office:value="7.4" calcext:value-type="float">
            <text:p>7.4</text:p>
          </table:table-cell>
          <table:table-cell office:value-type="float" office:value="3600" calcext:value-type="float">
            <text:p>3600</text:p>
          </table:table-cell>
          <table:table-cell table:formula="of:=VOLTAGE*(MAH/1000)" office:value-type="float" office:value="26.64" calcext:value-type="float">
            <text:p>26.64</text:p>
          </table:table-cell>
          <table:table-cell table:formula="of:=WATT_HOURS/(WEIGHT/1000)" office:value-type="float" office:value="161.454545454545" calcext:value-type="float">
            <text:p>161.4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table:formula="of:=[.W10]*[.X10]*[.Y10]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http://www.hobbyking.com/hobbyking/store/__28006__Turnigy_3600mAh_2S_12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style-name="ce4" office:value-type="string" calcext:value-type="string">
            <text:p>12V Rechargeable 3000mAh Li-ion Battery Pack 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C11] * (12/[.F11])" office:value-type="currency" office:currency="USD" office:value="14" calcext:value-type="currency">
            <text:p>$14.00</text:p>
          </table:table-cell>
          <table:table-cell table:formula="of:=PRICE/ENERGY_DENSITY * MAX(100/LIFE_CYCLES; 1)" office:value-type="currency" office:currency="USD" office:value="0.121333333333333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8" calcext:value-type="float">
            <text:p>18</text:p>
          </table:table-cell>
          <table:table-cell table:formula="of:=WATT_HOURS/(WEIGHT/1000)" office:value-type="float" office:value="115.384615384615" calcext:value-type="float">
            <text:p>115.3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table:formula="of:=[.W11]*[.X11]*[.Y11]"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DC12300</text:p>
          </table:table-cell>
          <table:table-cell office:value-type="string" calcext:value-type="string">
            <text:p>http://www.amazon.com/gp/product/B00WVW086Q?psc=1&amp;redirect=true&amp;ref_=od_aui_detailpages0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1800mAh 2S 12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2] * (12/[.F12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1200389578768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formula="of:=VOLTAGE*(MAH/1000)" office:value-type="float" office:value="13.32" calcext:value-type="float">
            <text:p>13.32</text:p>
          </table:table-cell>
          <table:table-cell table:formula="of:=WATT_HOURS/(WEIGHT/1000)" office:value-type="float" office:value="144.782608695652" calcext:value-type="float">
            <text:p>144.7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formula="of:=[.W12]*[.X12]*[.Y12]" office:value-type="float" office:value="44.8" calcext:value-type="float">
            <text:p>44.8</text:p>
          </table:table-cell>
          <table:table-cell table:number-columns-repeated="3"/>
          <table:table-cell office:value-type="string" calcext:value-type="string">
            <text:p>http://www.hobbyking.com/hobbyking/store/__28005__Turnigy_1800mAh_2S_12C_Lipo_Receiver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nano-tech 1500mah 2S 35~7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3] * (12/[.F13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32943754565376" calcext:value-type="currency">
            <text:p>$0.13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MAH/1000 * [.Q13]" office:value-type="float" office:value="52.5" calcext:value-type="float">
            <text:p>52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table:formula="of:=[.W13]*[.X13]*[.Y13]" office:value-type="float" office:value="41.65" calcext:value-type="float">
            <text:p>41.65</text:p>
          </table:table-cell>
          <table:table-cell table:number-columns-repeated="3"/>
          <table:table-cell office:value-type="string" calcext:value-type="string">
            <text:p>http://www.hobbyking.com/hobbyking/store/__26452__Turnigy_nano_tech_1500mah_2S_35_70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XTPower 10000mAh External Battery Pack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14] * (12/[.F14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19489247311828" calcext:value-type="currency">
            <text:p>$0.19</text:p>
          </table:table-cell>
          <table:table-cell office:value-type="float" office:value="12" calcext:value-type="float">
            <text:p>12</text:p>
          </table:table-cell>
          <table:table-cell table:formula="of:=2100*2+2000" office:value-type="float" office:value="6200" calcext:value-type="float">
            <text:p>6200</text:p>
          </table:table-cell>
          <table:table-cell table:formula="of:=VOLTAGE*(MAH/1000)" office:value-type="float" office:value="74.4" calcext:value-type="float">
            <text:p>74.4</text:p>
          </table:table-cell>
          <table:table-cell table:formula="of:=WATT_HOURS/(WEIGHT/1000)" office:value-type="float" office:value="256.551724137931" calcext:value-type="float">
            <text:p>256.55</text:p>
          </table:table-cell>
          <table:table-cell office:value-type="float" office:value="265" calcext:value-type="float">
            <text:p>265.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Q14]" office:value-type="float" office:value="0" calcext:value-type="float">
            <text:p>0.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table:number-columns-repeated="4"/>
          <table:table-cell office:value-type="string" calcext:value-type="string">
            <text:p>XTPower</text:p>
          </table:table-cell>
          <table:table-cell table:number-columns-repeated="2"/>
          <table:table-cell office:value-type="string" calcext:value-type="string">
            <text:p>http://www.amazon.com/XTPower-10000mAh-Recorders-Sensation-Connectors/dp/B00935L44E/ref=sr_1_1?ie=UTF8&amp;qid=1427564361&amp;sr=8-1&amp;keywords=Lipo+12V+battery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Cylindrical Battery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5] * (12/[.F15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183279102198021" calcext:value-type="currency">
            <text:p>$0.18</text:p>
          </table:table-cell>
          <table:table-cell office:value-type="float" office:value="3.7" calcext:value-type="float">
            <text:p>3.7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8.14" calcext:value-type="float">
            <text:p>8.14</text:p>
          </table:table-cell>
          <table:table-cell table:formula="of:=WATT_HOURS/(WEIGHT/1000)" office:value-type="float" office:value="176.95652173913" calcext:value-type="float">
            <text:p>176.9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MAH/1000 * [.Q15]" office:value-type="float" office:value="1.1" calcext:value-type="float">
            <text:p>1.10</text:p>
          </table:table-cell>
          <table:table-cell table:number-columns-repeated="2" office:value-type="string" calcext:value-type="string">
            <text:p>JST-XH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1.8" calcext:value-type="float">
            <text:p>1.8</text:p>
          </table:table-cell>
          <table:table-cell table:formula="of:=[.W15]*[.X15]*[.Y15]" office:value-type="float" office:value="22.356" calcext:value-type="float">
            <text:p>22.356</text:p>
          </table:table-cell>
          <table:table-cell table:number-columns-repeated="3"/>
          <table:table-cell office:value-type="string" calcext:value-type="string">
            <text:p>http://www.adafruit.com/products/1781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Battery Pack - 3.7V 4400mAh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6] * (12/[.F16])" office:value-type="currency" office:currency="USD" office:value="64.8648648648649" calcext:value-type="currency">
            <text:p>$64.86</text:p>
          </table:table-cell>
          <table:table-cell table:formula="of:=PRICE/ENERGY_DENSITY * MAX(100/LIFE_CYCLES; 1)" office:value-type="currency" office:currency="USD" office:value="0.378511189322" calcext:value-type="currency">
            <text:p>$0.38</text:p>
          </table:table-cell>
          <table:table-cell office:value-type="float" office:value="3.7" calcext:value-type="float">
            <text:p>3.7</text:p>
          </table:table-cell>
          <table:table-cell office:value-type="float" office:value="4400" calcext:value-type="float">
            <text:p>4400</text:p>
          </table:table-cell>
          <table:table-cell table:formula="of:=VOLTAGE*(MAH/1000)" office:value-type="float" office:value="16.28" calcext:value-type="float">
            <text:p>16.28</text:p>
          </table:table-cell>
          <table:table-cell table:formula="of:=WATT_HOURS/(WEIGHT/1000)" office:value-type="float" office:value="171.368421052632" calcext:value-type="float">
            <text:p>171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0909091" calcext:value-type="float">
            <text:p>0.90909091</text:p>
          </table:table-cell>
          <table:table-cell table:formula="of:=MAH/1000 * [.Q16]" office:value-type="float" office:value="4.00000000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table:formula="of:=[.W16]*[.X16]*[.Y16]" office:value-type="float" office:value="45.954" calcext:value-type="float">
            <text:p>45.954</text:p>
          </table:table-cell>
          <table:table-cell table:number-columns-repeated="3"/>
          <table:table-cell office:value-type="string" calcext:value-type="string">
            <text:p>http://www.adafruit.com/products/354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Lithium Ion Battery Pack - 3.7V 6600mAh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17] * (12/[.F17])" office:value-type="currency" office:currency="USD" office:value="97.2972972972973" calcext:value-type="currency">
            <text:p>$97.30</text:p>
          </table:table-cell>
          <table:table-cell table:formula="of:=PRICE/ENERGY_DENSITY * MAX(100/LIFE_CYCLES; 1)" office:value-type="currency" office:currency="USD" office:value="0.617570887841158" calcext:value-type="currency">
            <text:p>$0.62</text:p>
          </table:table-cell>
          <table:table-cell office:value-type="float" office:value="3.7" calcext:value-type="float">
            <text:p>3.7</text:p>
          </table:table-cell>
          <table:table-cell office:value-type="float" office:value="6600" calcext:value-type="float">
            <text:p>66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57.548387096774" calcext:value-type="float">
            <text:p>157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MAH/1000 * [.Q17]" office:value-type="float" office:value="1.32" calcext:value-type="float">
            <text:p>1.3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table:formula="of:=[.W17]*[.X17]*[.Y17]" office:value-type="float" office:value="67.068" calcext:value-type="float">
            <text:p>67.068</text:p>
          </table:table-cell>
          <table:table-cell table:number-columns-repeated="3"/>
          <table:table-cell office:value-type="string" calcext:value-type="string">
            <text:p>http://www.adafruit.com/product/35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olymer Lithium Ion Battery 2000mAh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18] * (12/[.F18])" office:value-type="currency" office:currency="USD" office:value="42.1621621621622" calcext:value-type="currency">
            <text:p>$42.16</text:p>
          </table:table-cell>
          <table:table-cell table:formula="of:=PRICE/ENERGY_DENSITY * MAX(100/LIFE_CYCLES; 1)" office:value-type="currency" office:currency="USD" office:value="0.205113221329437" calcext:value-type="currency">
            <text:p>$0.21</text:p>
          </table:table-cell>
          <table:table-cell office:value-type="float" office:value="3.7" calcext:value-type="float">
            <text:p>3.7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7.4" calcext:value-type="float">
            <text:p>7.4</text:p>
          </table:table-cell>
          <table:table-cell table:formula="of:=WATT_HOURS/(WEIGHT/1000)" office:value-type="float" office:value="205.555555555556" calcext:value-type="float">
            <text:p>205.5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MAH/1000 * [.Q18]" office:value-type="float" office:value="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0.58" calcext:value-type="float">
            <text:p>0.58</text:p>
          </table:table-cell>
          <table:table-cell table:formula="of:=[.W18]*[.X18]*[.Y18]" office:value-type="float" office:value="18.792" calcext:value-type="float">
            <text:p>18.792</text:p>
          </table:table-cell>
          <table:table-cell table:number-columns-repeated="3"/>
          <table:table-cell office:value-type="string" calcext:value-type="string">
            <text:p>https://www.sparkfun.com/products/848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energy Premium AA 2500mAh NiMH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[.C19] * (12/[.F19])" office:value-type="currency" office:currency="USD" office:value="32.3076923076923" calcext:value-type="currency">
            <text:p>$32.31</text:p>
          </table:table-cell>
          <table:table-cell table:formula="of:=PRICE/ENERGY_DENSITY * MAX(100/LIFE_CYCLES; 1)" office:value-type="currency" office:currency="USD" office:value="0.616331360946746" calcext:value-type="currency">
            <text:p>$0.62</text:p>
          </table:table-cell>
          <table:table-cell office:value-type="float" office:value="1.3" calcext:value-type="float">
            <text:p>1.3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3.25" calcext:value-type="float">
            <text:p>3.25</text:p>
          </table:table-cell>
          <table:table-cell table:formula="of:=WATT_HOURS/(WEIGHT/1000)" office:value-type="float" office:value="104.838709677419" calcext:value-type="float">
            <text:p>104.84</text:p>
          </table:table-cell>
          <table:table-cell office:value-type="float" office:value="100" calcext:value-type="float">
            <text:p>1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19]" office:value-type="float" office:value="0.5" calcext:value-type="float">
            <text:p>0.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W19]*[.X19]*[.Y19]" office:value-type="float" office:value="11.56375" calcext:value-type="float">
            <text:p>11.56375</text:p>
          </table:table-cell>
          <table:table-cell table:number-columns-repeated="3"/>
          <table:table-cell office:value-type="string" calcext:value-type="string">
            <text:p>http://www.all-battery.com/aa2500mahhighcapacitynimhrechargeablebattery10320.aspx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Portable 15000mAh Li-ion Super Rechargeable Battery Pack</text:p>
          </table:table-cell>
          <table:table-cell office:value-type="currency" office:currency="USD" office:value="70" calcext:value-type="currency">
            <text:p>$70.00</text:p>
          </table:table-cell>
          <table:table-cell table:formula="of:=[.C20] * (12/[.F20])" office:value-type="currency" office:currency="USD" office:value="70" calcext:value-type="currency">
            <text:p>$70.00</text:p>
          </table:table-cell>
          <table:table-cell table:formula="of:=PRICE/ENERGY_DENSITY * MAX(100/LIFE_CYCLES; 1)" office:value-type="currency" office:currency="USD" office:value="0.260555555555556" calcext:value-type="currency">
            <text:p>$0.26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268.65671641791" calcext:value-type="float">
            <text:p>268.6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MAH/1000 * [.Q20]" office:value-type="float" office:value="3" calcext:value-type="float">
            <text:p>3.0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4.5" calcext:value-type="float">
            <text:p>4.5</text:p>
          </table:table-cell>
          <table:table-cell table:formula="of:=[.W20]*[.X20]*[.Y20]" office:value-type="float" office:value="386.1" calcext:value-type="float">
            <text:p>386.1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Zandee</text:p>
          </table:table-cell>
          <table:table-cell office:value-type="string" calcext:value-type="string">
            <text:p>DC121500</text:p>
          </table:table-cell>
          <table:table-cell office:value-type="string" calcext:value-type="string">
            <text:p>http://www.ebay.com/itm/12V-Portable-15000mAh-Li-ion-Super-Rechargeable-Battery-Pack-Portable-for-CCTV-/221661421623?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ortable 12V Rechargeable 9800mAh Li-po Battery 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C21] * (12/[.F21])" office:value-type="currency" office:currency="USD" office:value="35" calcext:value-type="currency">
            <text:p>$35.00</text:p>
          </table:table-cell>
          <table:table-cell table:formula="of:=PRICE/ENERGY_DENSITY * MAX(100/LIFE_CYCLES; 1)" office:value-type="currency" office:currency="USD" office:value="0.123214285714286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table:formula="of:=9800" office:value-type="float" office:value="9800" calcext:value-type="float">
            <text:p>9800</text:p>
          </table:table-cell>
          <table:table-cell table:formula="of:=VOLTAGE*(MAH/1000)" office:value-type="float" office:value="117.6" calcext:value-type="float">
            <text:p>117.6</text:p>
          </table:table-cell>
          <table:table-cell table:formula="of:=WATT_HOURS/(WEIGHT/1000)" office:value-type="float" office:value="284.057971014493" calcext:value-type="float">
            <text:p>284.0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1]" office:value-type="float" office:value="1.96" calcext:value-type="float">
            <text:p>1.96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414" calcext:value-type="float">
            <text:p>414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W21]*[.X21]*[.Y21]" office:value-type="float" office:value="218.4" calcext:value-type="float">
            <text:p>218.4</text:p>
          </table:table-cell>
          <table:table-cell office:value-type="string" calcext:value-type="string">
            <text:p>Shenzhen CEE Time Technology CO., LTD?</text:p>
          </table:table-cell>
          <table:table-cell/>
          <table:table-cell office:value-type="string" calcext:value-type="string">
            <text:p>T-12980/DC12980</text:p>
          </table:table-cell>
          <table:table-cell office:value-type="string" calcext:value-type="string">
            <text:p>http://www.ebay.com/itm/Portable-12V-Rechargeable-9800mAh-Li-po-Battery-for-CCTV-Camera-MP3-Cellphone-/121440154300?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4000mAh Lithium-ion Super Rechargeable Battery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22] * (12/[.F22])" office:value-type="currency" office:currency="USD" office:value="13" calcext:value-type="currency">
            <text:p>$13.00</text:p>
          </table:table-cell>
          <table:table-cell table:formula="of:=PRICE/ENERGY_DENSITY * MAX(100/LIFE_CYCLES; 1)" office:value-type="currency" office:currency="USD" office:value="0.0742083333333333" calcext:value-type="currency">
            <text:p>$0.07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table:formula="of:=VOLTAGE*(MAH/1000)" office:value-type="float" office:value="48" calcext:value-type="float">
            <text:p>48</text:p>
          </table:table-cell>
          <table:table-cell table:formula="of:=WATT_HOURS/(WEIGHT/1000)" office:value-type="float" office:value="175.182481751825" calcext:value-type="float">
            <text:p>175.1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2]" office:value-type="float" office:value="0.8" calcext:value-type="float">
            <text:p>0.8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12.9" calcext:value-type="float">
            <text:p>12.9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table:formula="of:=[.W22]*[.X22]*[.Y22]" office:value-type="float" office:value="207.432" calcext:value-type="float">
            <text:p>207.432</text:p>
          </table:table-cell>
          <table:table-cell table:number-columns-repeated="2"/>
          <table:table-cell office:value-type="string" calcext:value-type="string">
            <text:p>DC12400</text:p>
          </table:table-cell>
          <table:table-cell office:value-type="string" calcext:value-type="string">
            <text:p>http://www.ebay.com/itm/12V-4000mAh-Lithium-ion-Super-Rechargeable-Battery-Pack-AC-Charger-SPC-2369-US/370921997007?_trksid=p2047675.c100009.m1982&amp;_trkparms=aid%3D777000%26algo%3DABA.MBE%26ao%3D1%26asc%3D29947%26meid%3D51b28492936a44de9ebb90f654a01a82%26pid%3D100009%26rk%3D1%26rkt%3D1%26mehot%3Dag%26sd%3D181653410858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Patriot FUEL+ 9000mA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23] * (12/[.F23])" office:value-type="currency" office:currency="USD" office:value="72" calcext:value-type="currency">
            <text:p>$72.00</text:p>
          </table:table-cell>
          <table:table-cell table:formula="of:=PRICE/ENERGY_DENSITY * MAX(100/LIFE_CYCLES; 1)" office:value-type="currency" office:currency="USD" office:value="0.2912" calcext:value-type="currency">
            <text:p>$0.29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table:formula="of:=VOLTAGE*(MAH/1000)" office:value-type="float" office:value="45" calcext:value-type="float">
            <text:p>45</text:p>
          </table:table-cell>
          <table:table-cell table:formula="of:=WATT_HOURS/(WEIGHT/1000)" office:value-type="float" office:value="247.252747252747" calcext:value-type="float">
            <text:p>247.25</text:p>
          </table:table-cell>
          <table:table-cell office:value-type="float" office:value="265" calcext:value-type="float">
            <text:p>265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thium-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AH/1000 * [.Q23]" office:value-type="float" office:value="0" calcext:value-type="float">
            <text:p>0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9.4" calcext:value-type="float">
            <text:p>9.4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table:formula="of:=[.W23]*[.X23]*[.Y23]" office:value-type="float" office:value="148.05" calcext:value-type="float">
            <text:p>148.05</text:p>
          </table:table-cell>
          <table:table-cell table:number-columns-repeated="3"/>
          <table:table-cell office:value-type="string" calcext:value-type="string">
            <text:p>http://www.amazon.com/gp/product/B00DWPMU12?psc=1&amp;redirect=true&amp;ref_=oh_aui_detailpage_o02_s00</text:p>
          </table:table-cell>
          <table:table-cell/>
          <table:table-cell office:value-type="string" calcext:value-type="string">
            <text:p>Unreliable UPS.</text:p>
          </table:table-cell>
          <table:table-cell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-ion Battery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C24] * (12/[.F24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15625" calcext:value-type="currency">
            <text:p>$0.16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08.8" calcext:value-type="float">
            <text:p>108.8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Q24]" office:value-type="float" office:value="0.453333333333333" calcext:value-type="float">
            <text:p>0.45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W24]*[.X24]*[.Y24]" office:value-type="float" office:value="149.73" calcext:value-type="float">
            <text:p>149.73</text:p>
          </table:table-cell>
          <table:table-cell table:number-columns-repeated="2"/>
          <table:table-cell office:value-type="string" calcext:value-type="string">
            <text:p>DC12680</text:p>
          </table:table-cell>
          <table:table-cell office:value-type="string" calcext:value-type="string">
            <text:p>http://www.amazon.com/6800mAh-Capacity-Rechargeable-Lithium-Battery/dp/B00LKJGW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Anker® 2nd Gen Astro E3</text:p>
          </table:table-cell>
          <table:table-cell office:value-type="currency" office:currency="USD" office:value="23" calcext:value-type="currency">
            <text:p>$23.00</text:p>
          </table:table-cell>
          <table:table-cell table:formula="of:=[.C25] * (12/[.F25])" office:value-type="currency" office:currency="USD" office:value="55.2" calcext:value-type="currency">
            <text:p>$55.20</text:p>
          </table:table-cell>
          <table:table-cell table:formula="of:=PRICE/ENERGY_DENSITY * MAX(100/LIFE_CYCLES; 1)" office:value-type="currency" office:currency="USD" office:value="0.256128" calcext:value-type="currency">
            <text:p>$0.26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215.51724137931" calcext:value-type="float">
            <text:p>215.5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Q25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table:formula="of:=[.W25]*[.X25]*[.Y25]" office:value-type="float" office:value="128.7" calcext:value-type="float">
            <text:p>128.7</text:p>
          </table:table-cell>
          <table:table-cell table:number-columns-repeated="3"/>
          <table:table-cell office:value-type="string" calcext:value-type="string">
            <text:p>http://www.amazon.com/10000mAh-Portable-External-Technology-Motorola/dp/B009USAJCC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RAVPower 2nd Gen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26] * (12/[.F26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495428571428571" calcext:value-type="currency">
            <text:p>$0.50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  <table:table-cell table:formula="of:=VOLTAGE*(MAH/1000)" office:value-type="float" office:value="70" calcext:value-type="float">
            <text:p>70</text:p>
          </table:table-cell>
          <table:table-cell table:formula="of:=WATT_HOURS/(WEIGHT/1000)" office:value-type="float" office:value="242.214532871972" calcext:value-type="float">
            <text:p>242.21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Q26]" office:value-type="float" office:value="0.98" calcext:value-type="float">
            <text:p>0.98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12.1" calcext:value-type="float">
            <text:p>12.1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table:formula="of:=[.W26]*[.X26]*[.Y26]" office:value-type="float" office:value="196.02" calcext:value-type="float">
            <text:p>196.02</text:p>
          </table:table-cell>
          <table:table-cell table:number-columns-repeated="3"/>
          <table:table-cell office:value-type="string" calcext:value-type="string">
            <text:p>http://www.amazon.com/dp/B00EHEEFWY/?tag=hotoge-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Jackery Giant+ 2-USB Portable External Battery</text:p>
          </table:table-cell>
          <table:table-cell office:value-type="currency" office:currency="USD" office:value="40" calcext:value-type="currency">
            <text:p>$40.00</text:p>
          </table:table-cell>
          <table:table-cell table:formula="of:=[.C27] * (12/[.F27])" office:value-type="currency" office:currency="USD" office:value="96" calcext:value-type="currency">
            <text:p>$96.00</text:p>
          </table:table-cell>
          <table:table-cell table:formula="of:=PRICE/ENERGY_DENSITY * MAX(100/LIFE_CYCLES; 1)" office:value-type="currency" office:currency="USD" office:value="0.4704" calcext:value-type="currency">
            <text:p>$0.47</text:p>
          </table:table-cell>
          <table:table-cell office:value-type="float" office:value="5" calcext:value-type="float">
            <text:p>5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60" calcext:value-type="float">
            <text:p>60</text:p>
          </table:table-cell>
          <table:table-cell table:formula="of:=WATT_HOURS/(WEIGHT/1000)" office:value-type="float" office:value="204.081632653061" calcext:value-type="float">
            <text:p>204.0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Q27]" office:value-type="float" office:value="0.84" calcext:value-type="float">
            <text:p>0.84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10.9" calcext:value-type="float">
            <text:p>10.9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table:formula="of:=[.W27]*[.X27]*[.Y27]" office:value-type="float" office:value="170.04" calcext:value-type="float">
            <text:p>170.04</text:p>
          </table:table-cell>
          <table:table-cell table:number-columns-repeated="3"/>
          <table:table-cell office:value-type="string" calcext:value-type="string">
            <text:p>http://www.amazon.com/dp/B00AB174ZW/?tag=hotoge-20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USB Battery Pack for Raspberry Pi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28] * (12/[.F28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72" calcext:value-type="currency">
            <text:p>$0.7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166.666666666667" calcext:value-type="float">
            <text:p>166.6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Q28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office:value-type="float" office:value="12.5" calcext:value-type="float">
            <text:p>12.5</text:p>
          </table:table-cell>
          <table:table-cell table:formula="of:=[.W28]*[.X28]*[.Y28]"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https://www.adafruit.com/products/1566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DC 12V 15000mAh Super Rechargeable Lithium-ion Battery Pack</text:p>
          </table:table-cell>
          <table:table-cell office:value-type="currency" office:currency="USD" office:value="29" calcext:value-type="currency">
            <text:p>$29.00</text:p>
          </table:table-cell>
          <table:table-cell table:formula="of:=[.C29] * (12/[.F29])" office:value-type="currency" office:currency="USD" office:value="29" calcext:value-type="currency">
            <text:p>$29.00</text:p>
          </table:table-cell>
          <table:table-cell table:formula="of:=PRICE/ENERGY_DENSITY * MAX(100/LIFE_CYCLES; 1)" office:value-type="currency" office:currency="USD" office:value="0.0783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370.37037037037" calcext:value-type="float">
            <text:p>370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13" office:value-type="float" office:value="0.16" calcext:value-type="float">
            <text:p>0.16</text:p>
          </table:table-cell>
          <table:table-cell table:formula="of:=MAH/1000 * [.Q29]" office:value-type="float" office:value="2.4" calcext:value-type="float">
            <text:p>2.4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table:formula="of:=[.W29]*[.X29]*[.Y29]" office:value-type="float" office:value="388.5" calcext:value-type="float">
            <text:p>388.5</text:p>
          </table:table-cell>
          <table:table-cell table:number-columns-repeated="2"/>
          <table:table-cell office:value-type="string" calcext:value-type="string">
            <text:p>DC12150</text:p>
          </table:table-cell>
          <table:table-cell office:value-type="string" calcext:value-type="string">
            <text:p>http://www.banggood.com/DC-12V-15000mAh-Super-Rechargeable-Protable-Lithium-ion-Battery-Pack-p-970196.html?currency=USD&amp;refreshTmp=1&amp;utm_source=google&amp;utm_medium=shopping&amp;utm_content=saul&amp;utm_campaign=Electronic-xiao-us&amp;gclid=CMuW0pWq1cQCFVc6gQodtnsAsg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DC12V 12000mAh Super Rechargeable Portable Li-ion Battery</text:p>
          </table:table-cell>
          <table:table-cell office:value-type="currency" office:currency="USD" office:value="59" calcext:value-type="currency">
            <text:p>$59.00</text:p>
          </table:table-cell>
          <table:table-cell table:formula="of:=[.C30] * (12/[.F30])" office:value-type="currency" office:currency="USD" office:value="59" calcext:value-type="currency">
            <text:p>$59.00</text:p>
          </table:table-cell>
          <table:table-cell table:formula="of:=PRICE/ENERGY_DENSITY * MAX(100/LIFE_CYCLES; 1)" office:value-type="currency" office:currency="USD" office:value="0.233541666666667" calcext:value-type="currency">
            <text:p>$0.23</text:p>
          </table:table-cell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144" calcext:value-type="float">
            <text:p>144</text:p>
          </table:table-cell>
          <table:table-cell table:formula="of:=WATT_HOURS/(WEIGHT/1000)" office:value-type="float" office:value="252.631578947368" calcext:value-type="float">
            <text:p>252.63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0]" office:value-type="float" office:value="2.4" calcext:value-type="float">
            <text:p>2.4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11.4" calcext:value-type="float">
            <text:p>11.4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table:formula="of:=[.W30]*[.X30]*[.Y30]" office:value-type="float" office:value="341.088" calcext:value-type="float">
            <text:p>341.088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Fonly</text:p>
          </table:table-cell>
          <table:table-cell office:value-type="string" calcext:value-type="string">
            <text:p>DC1212A</text:p>
          </table:table-cell>
          <table:table-cell office:value-type="string" calcext:value-type="string">
            <text:p>http://www.ebay.com/itm/DC12V-12000mAh-Super-Rechargeable-Portable-Li-ion-Battery-US-Plug-for-CCTV-NEW/171715438036?_trksid=p2047675.c100009.m1982&amp;_trkparms=aid%3D777000%26algo%3DABA.MBE%26ao%3D1%26asc%3D29947%26meid%3D334494ccb1484fe5b54592701103e2f9%26pid%3D100009%26rk%3D1%26rkt%3D1%26sd%3D121440154300</text:p>
          </table:table-cell>
          <table:table-cell office:value-type="string" calcext:value-type="string">
            <text:p>http://www.alibaba.com/product-detail/Super-polymer-lithium-ion-battery-12v_60180425649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thium-Ion Battery Pack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31] * (12/[.F31])" office:value-type="currency" office:currency="USD" office:value="30" calcext:value-type="currency">
            <text:p>$30.00</text:p>
          </table:table-cell>
          <table:table-cell table:formula="of:=PRICE/ENERGY_DENSITY * MAX(100/LIFE_CYCLES; 1)" office:value-type="currency" office:currency="USD" office:value="0.178676470588235" calcext:value-type="currency">
            <text:p>$0.18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1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W31]*[.X31]*[.Y31]" office:value-type="float" office:value="149.73" calcext:value-type="float">
            <text:p>149.73</text:p>
          </table:table-cell>
          <table:table-cell table:number-columns-repeated="3"/>
          <table:table-cell office:value-type="string" calcext:value-type="string">
            <text:p>http://www.securityandselfdefensestore.com/index.php?option=com_virtuemart&amp;Itemid=107&amp;page=shop.product_details&amp;flypage=flypage.tpl&amp;product_id=1123&amp;category_id=4930&amp;gclid=CJ_Z_tOWrsQCFdckgQodSbYArw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6800mAh Li-ion Rechargeable Battery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C32] * (12/[.F32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297794117647059" calcext:value-type="currency">
            <text:p>$0.30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2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formula="of:=[.W32]*[.X32]*[.Y32]" office:value-type="float" office:value="133.4" calcext:value-type="float">
            <text:p>133.4</text:p>
          </table:table-cell>
          <table:table-cell table:number-columns-repeated="3"/>
          <table:table-cell office:value-type="string" calcext:value-type="string">
            <text:p>http://www.ebay.ie/itm/330746244514?ssPageName=STRK:MEWNX:IT&amp;_trksid=p3984.m1439.l2649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2200mAh 3S 25C Lipo Pack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C33] * (12/[.F33])" office:value-type="currency" office:currency="USD" office:value="11.8918918918919" calcext:value-type="currency">
            <text:p>$11.89</text:p>
          </table:table-cell>
          <table:table-cell table:formula="of:=PRICE/ENERGY_DENSITY * MAX(100/LIFE_CYCLES; 1)" office:value-type="currency" office:currency="USD" office:value="0.0915510104699294" calcext:value-type="currency">
            <text:p>$0.09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AH/1000 * [.Q33]" office:value-type="float" office:value="55" calcext:value-type="float">
            <text:p>5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W33]*[.X33]*[.Y33]" office:value-type="float" office:value="83.16" calcext:value-type="float">
            <text:p>83.16</text:p>
          </table:table-cell>
          <table:table-cell table:number-columns-repeated="3"/>
          <table:table-cell office:value-type="string" calcext:value-type="string">
            <text:p>http://www.hobbyking.com/hobbyking/store/__8934__Turnigy_2200mAh_3S_25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12V 10AH Sealed Lead Acid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C34] * (12/[.F34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403913928571429" calcext:value-type="currency">
            <text:p>$0.40</text:p>
          </table:table-cell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table:formula="of:=VOLTAGE*(MAH/1000)" office:value-type="float" office:value="84" calcext:value-type="float">
            <text:p>84</text:p>
          </table:table-cell>
          <table:table-cell table:formula="of:=WATT_HOURS/(WEIGHT/1000)" office:value-type="float" office:value="42.0881747260511" calcext:value-type="float">
            <text:p>42.09</text:p>
          </table:table-cell>
          <table:table-cell office:value-type="float" office:value="40" calcext:value-type="float">
            <text:p>4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ed lead aci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Q34]" office:value-type="float" office:value="1.4" calcext:value-type="float">
            <text:p>1.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995.81" calcext:value-type="float">
            <text:p>1995.81</text:p>
          </table:table-cell>
          <table:table-cell office:value-type="float" office:value="15" calcext:value-type="float">
            <text:p>15</text:p>
          </table:table-cell>
          <table:table-cell office:value-type="float" office:value="6.48" calcext:value-type="float">
            <text:p>6.48</text:p>
          </table:table-cell>
          <table:table-cell office:value-type="float" office:value="9.32" calcext:value-type="float">
            <text:p>9.32</text:p>
          </table:table-cell>
          <table:table-cell table:formula="of:=[.W34]*[.X34]*[.Y34]" office:value-type="float" office:value="905.904" calcext:value-type="float">
            <text:p>905.904</text:p>
          </table:table-cell>
          <table:table-cell table:number-columns-repeated="3"/>
          <table:table-cell office:value-type="string" calcext:value-type="string">
            <text:p>http://www.ebay.com/itm/1270-Verizon-FIOS-Relplacement-Battery-12V-7AH-SLA-Rechargeable-F1-Terminal/140959046137?_trksid=p5411.c100169.m2942&amp;_trkparms=aid%3D555012%26algo%3DPW.MBE%26ao%3D1%26asc%3D20140131123815%26meid%3D171873f20f2a4d9f896194f5e0036d82%26pid%3D100169%26rk%3D4%26rkt%3D11%26mehot%3Dpp%26sd%3D370921997007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Optimum Battery LiFePO4 12.8V</text:p>
          </table:table-cell>
          <table:table-cell office:value-type="currency" office:currency="USD" office:value="140" calcext:value-type="currency">
            <text:p>$140.00</text:p>
          </table:table-cell>
          <table:table-cell table:formula="of:=[.C35] * (12/[.F35])" office:value-type="currency" office:currency="USD" office:value="140" calcext:value-type="currency">
            <text:p>$140.00</text:p>
          </table:table-cell>
          <table:table-cell table:formula="of:=PRICE/ENERGY_DENSITY * MAX(100/LIFE_CYCLES; 1)" office:value-type="currency" office:currency="USD" office:value="1.16316666666667" calcext:value-type="currency">
            <text:p>$1.16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120.361083249749" calcext:value-type="float">
            <text:p>120.36</text:p>
          </table:table-cell>
          <table:table-cell office:value-type="float" office:value="110" calcext:value-type="float">
            <text:p>11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formula="of:=MAH/1000 * [.Q35]" office:value-type="float" office:value="20" calcext:value-type="float">
            <text:p>20.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table:formula="of:=[.W35]*[.X35]*[.Y35]" office:value-type="float" office:value="892.8" calcext:value-type="float">
            <text:p>892.8</text:p>
          </table:table-cell>
          <table:table-cell table:number-columns-repeated="3"/>
          <table:table-cell office:value-type="string" calcext:value-type="string">
            <text:p>http://thecorpora.com/index.php/optimumbattery</text:p>
          </table:table-cell>
          <table:table-cell office:value-type="string" calcext:value-type="string">
            <text:p>http://www.amazon.com/Tenergy-LiFePO4-Lithium-Phosphate-Battery/dp/B0056BEJCI/ref=sr_1_cc_1?s=aps&amp;ie=UTF8&amp;qid=1427563916&amp;sr=1-1-catcorr&amp;keywords=LiFePO4+Battery+12.8V+10Ah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energy 12 Volt 10Ah LiFePO4 Battery</text:p>
          </table:table-cell>
          <table:table-cell office:value-type="currency" office:currency="USD" office:value="160" calcext:value-type="currency">
            <text:p>$160.00</text:p>
          </table:table-cell>
          <table:table-cell table:formula="of:=[.C36] * (12/[.F36])" office:value-type="currency" office:currency="USD" office:value="160" calcext:value-type="currency">
            <text:p>$160.00</text:p>
          </table:table-cell>
          <table:table-cell table:formula="of:=PRICE/ENERGY_DENSITY * MAX(100/LIFE_CYCLES; 1)" office:value-type="currency" office:currency="USD" office:value="1.61466666666667" calcext:value-type="currency">
            <text:p>$1.61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99.0916597853014" calcext:value-type="float">
            <text:p>99.09</text:p>
          </table:table-cell>
          <table:table-cell office:value-type="float" office:value="110" calcext:value-type="float">
            <text:p>11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MAH/1000 * [.Q36]" office:value-type="float" office:value="25" calcext:value-type="float">
            <text:p>25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11" calcext:value-type="float">
            <text:p>12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W36]*[.X36]*[.Y36]" office:value-type="float" office:value="855" calcext:value-type="float">
            <text:p>855</text:p>
          </table:table-cell>
          <table:table-cell table:number-columns-repeated="3"/>
          <table:table-cell office:value-type="string" calcext:value-type="string">
            <text:p>http://www.tenergy.com/31383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ZIPPY 5200mAh 2S2P 30C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C37] * (12/[.F37])" office:value-type="currency" office:currency="USD" office:value="34.054054054054" calcext:value-type="currency">
            <text:p>$34.05</text:p>
          </table:table-cell>
          <table:table-cell table:formula="of:=PRICE/ENERGY_DENSITY * MAX(100/LIFE_CYCLES; 1)" office:value-type="currency" office:currency="USD" office:value="0.277883913019048" calcext:value-type="currency">
            <text:p>$0.28</text:p>
          </table:table-cell>
          <table:table-cell office:value-type="float" office:value="7.4" calcext:value-type="float">
            <text:p>7.4</text:p>
          </table:table-cell>
          <table:table-cell office:value-type="float" office:value="5200" calcext:value-type="float">
            <text:p>5200</text:p>
          </table:table-cell>
          <table:table-cell table:formula="of:=VOLTAGE*(MAH/1000)" office:value-type="float" office:value="38.48" calcext:value-type="float">
            <text:p>38.48</text:p>
          </table:table-cell>
          <table:table-cell table:formula="of:=WATT_HOURS/(WEIGHT/1000)" office:value-type="float" office:value="122.547770700637" calcext:value-type="float">
            <text:p>122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ST-XH</text:p>
          </table:table-cell>
          <table:table-cell office:value-type="string" calcext:value-type="string">
            <text:p>HXT4mm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13.7" calcext:value-type="float">
            <text:p>13.7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formula="of:=[.W37]*[.X37]*[.Y37]" office:value-type="float" office:value="157.55" calcext:value-type="float">
            <text:p>157.55</text:p>
          </table:table-cell>
          <table:table-cell table:number-columns-repeated="3"/>
          <table:table-cell office:value-type="string" calcext:value-type="string">
            <text:p>http://www.hobbyking.com/hobbyking/store/__21000__ZIPPY_5200mAh_2S2P_30C_hardcase_pack_ROAR_APPROVED_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office:value-type="string" calcext:value-type="string">
            <text:p>Energizer AA lithium</text:p>
          </table:table-cell>
          <table:table-cell table:formula="of:=12/4" office:value-type="currency" office:currency="USD" office:value="3" calcext:value-type="currency">
            <text:p>$3.00</text:p>
          </table:table-cell>
          <table:table-cell table:formula="of:=[.C38] * (12/[.F38])" office:value-type="currency" office:currency="USD" office:value="24" calcext:value-type="currency">
            <text:p>$24.00</text:p>
          </table:table-cell>
          <table:table-cell table:formula="of:=PRICE/ENERGY_DENSITY * MAX(100/LIFE_CYCLES; 1)" office:value-type="currency" office:currency="USD" office:value="7.73333333333333" calcext:value-type="currency">
            <text:p>$7.73</text:p>
          </table:table-cell>
          <table:table-cell office:value-type="float" office:value="1.5" calcext:value-type="float">
            <text:p>1.5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4.5" calcext:value-type="float">
            <text:p>4.5</text:p>
          </table:table-cell>
          <table:table-cell table:formula="of:=WATT_HOURS/(WEIGHT/1000)" office:value-type="float" office:value="310.344827586207" calcext:value-type="float">
            <text:p>310.3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Q38]" office:value-type="float" office:value="0" calcext:value-type="float">
            <text:p>0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W38]*[.X38]*[.Y38]" office:value-type="float" office:value="10.617625" calcext:value-type="float">
            <text:p>10.617625</text:p>
          </table:table-cell>
          <table:table-cell table:number-columns-repeated="3"/>
          <table:table-cell office:value-type="string" calcext:value-type="string">
            <text:p>http://www.alliedelec.com/energizer-l91bp-4/70145453/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office:value-type="string" calcext:value-type="string">
            <text:p>Duracell AA alkaline</text:p>
          </table:table-cell>
          <table:table-cell office:value-type="currency" office:currency="USD" office:value="1.9" calcext:value-type="currency">
            <text:p>$1.90</text:p>
          </table:table-cell>
          <table:table-cell table:formula="of:=[.C39] * (12/[.F39])" office:value-type="currency" office:currency="USD" office:value="15.2" calcext:value-type="currency">
            <text:p>$15.20</text:p>
          </table:table-cell>
          <table:table-cell table:formula="of:=PRICE/ENERGY_DENSITY * MAX(100/LIFE_CYCLES; 1)" office:value-type="currency" office:currency="USD" office:value="11.0984126984127" calcext:value-type="currency">
            <text:p>$11.10</text:p>
          </table:table-cell>
          <table:table-cell office:value-type="float" office:value="1.5" calcext:value-type="float">
            <text:p>1.5</text:p>
          </table:table-cell>
          <table:table-cell office:value-type="float" office:value="2100" calcext:value-type="float">
            <text:p>2100</text:p>
          </table:table-cell>
          <table:table-cell table:formula="of:=VOLTAGE*(MAH/1000)" office:value-type="float" office:value="3.15" calcext:value-type="float">
            <text:p>3.15</text:p>
          </table:table-cell>
          <table:table-cell table:formula="of:=WATT_HOURS/(WEIGHT/1000)" office:value-type="float" office:value="136.95652173913" calcext:value-type="float">
            <text:p>136.96</text:p>
          </table:table-cell>
          <table:table-cell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a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MAH/1000 * [.Q39]" office:value-type="float" office:value="1.05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W39]*[.X39]*[.Y39]" office:value-type="float" office:value="11.25" calcext:value-type="float">
            <text:p>11.25</text:p>
          </table:table-cell>
          <table:table-cell table:number-columns-repeated="3"/>
          <table:table-cell office:value-type="string" calcext:value-type="string">
            <text:p>http://www.alliedelec.com/duracell-mn1500bkd/70149224/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2200mAh 3S 2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40] * (12/[.F40])" office:value-type="currency" office:currency="USD" office:value="10.8108108108108" calcext:value-type="currency">
            <text:p>$10.81</text:p>
          </table:table-cell>
          <table:table-cell table:formula="of:=PRICE/ENERGY_DENSITY * MAX(100/LIFE_CYCLES; 1)" office:value-type="currency" office:currency="USD" office:value="0.0832281913362994" calcext:value-type="currency">
            <text:p>$0.08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W40]*[.X40]*[.Y40]" office:value-type="float" office:value="81.576" calcext:value-type="float">
            <text:p>81.576</text:p>
          </table:table-cell>
          <table:table-cell table:number-columns-repeated="3"/>
          <table:table-cell office:value-type="string" calcext:value-type="string">
            <text:p>http://www.hobbyking.com/hobbyking/store/__8932__Turnigy_2200mAh_3S_20C_Lipo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ZIPPY Flightmax 2200mAh 3S1P 40C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C41] * (12/[.F41])" office:value-type="currency" office:currency="USD" office:value="15.1351351351351" calcext:value-type="currency">
            <text:p>$15.14</text:p>
          </table:table-cell>
          <table:table-cell table:formula="of:=PRICE/ENERGY_DENSITY * MAX(100/LIFE_CYCLES; 1)" office:value-type="currency" office:currency="USD" office:value="0.128295371538615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17.971014492754" calcext:value-type="float">
            <text:p>117.9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 office:value-type="float" office:value="10.5" calcext:value-type="float">
            <text:p>10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table:formula="of:=[.W41]*[.X41]*[.Y41]" office:value-type="float" office:value="95.55" calcext:value-type="float">
            <text:p>95.55</text:p>
          </table:table-cell>
          <table:table-cell table:number-columns-repeated="3"/>
          <table:table-cell office:value-type="string" calcext:value-type="string">
            <text:p>http://www.hobbyking.com/hobbyking/store/__9942__ZIPPY_Flightmax_2200mAh_3S1P_40C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office:value-type="string" calcext:value-type="string">
            <text:p>Turnigy nano-tech Ultimate 6400mah 2S2P</text:p>
          </table:table-cell>
          <table:table-cell office:value-type="currency" office:currency="USD" office:value="61" calcext:value-type="currency">
            <text:p>$61.00</text:p>
          </table:table-cell>
          <table:table-cell table:formula="of:=[.C42] * (12/[.F42])" office:value-type="currency" office:currency="USD" office:value="98.9189189189189" calcext:value-type="currency">
            <text:p>$98.92</text:p>
          </table:table-cell>
          <table:table-cell table:formula="of:=PRICE/ENERGY_DENSITY * MAX(100/LIFE_CYCLES; 1)" office:value-type="currency" office:currency="USD" office:value="0.680903031409788" calcext:value-type="currency">
            <text:p>$0.68</text:p>
          </table:table-cell>
          <table:table-cell office:value-type="float" office:value="7.4" calcext:value-type="float">
            <text:p>7.4</text:p>
          </table:table-cell>
          <table:table-cell office:value-type="float" office:value="6400" calcext:value-type="float">
            <text:p>6400</text:p>
          </table:table-cell>
          <table:table-cell table:formula="of:=VOLTAGE*(MAH/1000)" office:value-type="float" office:value="47.36" calcext:value-type="float">
            <text:p>47.36</text:p>
          </table:table-cell>
          <table:table-cell table:formula="of:=WATT_HOURS/(WEIGHT/1000)" office:value-type="float" office:value="145.276073619632" calcext:value-type="float">
            <text:p>145.2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5mm Bullet-Connector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9.3" calcext:value-type="float">
            <text:p>9.3</text:p>
          </table:table-cell>
          <table:table-cell office:value-type="float" office:value="6.8" calcext:value-type="float">
            <text:p>6.8</text:p>
          </table:table-cell>
          <table:table-cell office:value-type="float" office:value="2.5" calcext:value-type="float">
            <text:p>2.5</text:p>
          </table:table-cell>
          <table:table-cell table:formula="of:=[.W42]*[.X42]*[.Y42]" office:value-type="float" office:value="158.1" calcext:value-type="float">
            <text:p>158.1</text:p>
          </table:table-cell>
          <table:table-cell table:number-columns-repeated="3"/>
          <table:table-cell office:value-type="string" calcext:value-type="string">
            <text:p>http://www.hobbyking.com/hobbyking/store/__51842__Turnigy_nano_tech_Ultimate_6400mah_2S2P_90C_Hardcase_Lipo_Square_Pack.html</text:p>
          </table:table-cell>
          <table:table-cell table:number-columns-repeated="994"/>
        </table:table-row>
        <table:table-row table:style-name="ro1">
          <table:table-cell table:formula="of:=((1-DOLLAR_WH_KG)*5 + (WATT_HOURS/37)*15) * (LENGTH &lt;= LENGTHMAX) * (WIDTH &lt;= WIDTHMAX) * (HEIGHT &lt;= HEIGHTMAX) * (VOLTAGE &gt;= 3) * (PRICE &lt; 35)" office:value-type="float" office:value="0" calcext:value-type="float">
            <text:p>0.00</text:p>
          </table:table-cell>
          <table:table-cell office:value-type="string" calcext:value-type="string">
            <text:p>ZIPPY Flightmax 6200mah 1S 30C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C43] * (12/[.F43])" office:value-type="currency" office:currency="USD" office:value="58.3783783783784" calcext:value-type="currency">
            <text:p>$58.38</text:p>
          </table:table-cell>
          <table:table-cell table:formula="of:=PRICE/ENERGY_DENSITY * MAX(100/LIFE_CYCLES; 1)" office:value-type="currency" office:currency="USD" office:value="0.455524399726666" calcext:value-type="currency">
            <text:p>$0.46</text:p>
          </table:table-cell>
          <table:table-cell office:value-type="float" office:value="3.7" calcext:value-type="float">
            <text:p>3.7</text:p>
          </table:table-cell>
          <table:table-cell office:value-type="float" office:value="6200" calcext:value-type="float">
            <text:p>6200</text:p>
          </table:table-cell>
          <table:table-cell table:formula="of:=VOLTAGE*(MAH/1000)" office:value-type="float" office:value="22.94" calcext:value-type="float">
            <text:p>22.94</text:p>
          </table:table-cell>
          <table:table-cell table:formula="of:=WATT_HOURS/(WEIGHT/1000)" office:value-type="float" office:value="128.156424581006" calcext:value-type="float">
            <text:p>128.1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HX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table:formula="of:=[.W43]*[.X43]*[.Y43]" office:value-type="float" office:value="80.408" calcext:value-type="float">
            <text:p>80.408</text:p>
          </table:table-cell>
          <table:table-cell table:number-columns-repeated="3"/>
          <table:table-cell office:value-type="string" calcext:value-type="string">
            <text:p>http://www.hobbyking.com/hobbyking/store/__19635__ZIPPY_Flightmax_6200mah_1S_30C_Hardcase_Car_Lipoly.html</text:p>
          </table:table-cell>
          <table:table-cell table:number-columns-repeated="99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aints" table:style-name="ta1">
        <table:table-column table:style-name="co23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ax Width (cm)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ax Height (cm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x Length (cm)</text:p>
          </table:table-cell>
          <table:table-cell office:value-type="float" office:value="9.3" calcext:value-type="float">
            <text:p>9.3</text:p>
          </table:table-cell>
        </table:table-row>
      </table:table>
      <table:table table:name="Referenc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://en.wikipedia.org/wiki/Lithium-ion_battery</text:p>
          </table:table-cell>
        </table:table-row>
        <table:table-row table:style-name="ro1">
          <table:table-cell office:value-type="string" calcext:value-type="string">
            <text:p>http://en.wikipedia.org/wiki/Lithium_iron_phosphate_battery</text:p>
          </table:table-cell>
        </table:table-row>
      </table:table>
      <table:table table:name="Measurements" table:style-name="ta1">
        <table:table-column table:style-name="co24" table:default-cell-style-name="ce19"/>
        <table:table-column table:style-name="co25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5"/>
        <table:table-column table:style-name="co29" table:number-columns-repeated="3" table:default-cell-style-name="ce19"/>
        <table:table-column table:style-name="co30" table:default-cell-style-name="ce19"/>
        <table:table-column table:style-name="co31" table:default-cell-style-name="Default"/>
        <table:table-column table:style-name="co3" table:number-columns-repeated="1011" table:default-cell-style-name="Default"/>
        <table:table-row table:style-name="ro1">
          <table:table-cell table:style-name="ce18" office:value-type="string" calcext:value-type="string">
            <text:p>Scor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verage load (A)</text:p>
          </table:table-cell>
          <table:table-cell table:style-name="ce20" office:value-type="string" calcext:value-type="string">
            <text:p>v0</text:p>
          </table:table-cell>
          <table:table-cell table:style-name="ce20" office:value-type="string" calcext:value-type="string">
            <text:p>v1</text:p>
          </table:table-cell>
          <table:table-cell table:style-name="ce20" office:value-type="string" calcext:value-type="string">
            <text:p>t0</text:p>
          </table:table-cell>
          <table:table-cell table:style-name="ce20" office:value-type="string" calcext:value-type="string">
            <text:p>t1</text:p>
          </table:table-cell>
          <table:table-cell table:style-name="ce34" office:value-type="string" calcext:value-type="string">
            <text:p>td (minutes)</text:p>
          </table:table-cell>
          <table:table-cell table:style-name="ce18" office:value-type="string" calcext:value-type="string">
            <text:p>td (hours)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otal discharge hours</text:p>
          </table:table-cell>
          <table:table-cell table:style-name="ce20" office:value-type="string" calcext:value-type="string">
            <text:p>regulator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10"/>
        </table:table-row>
        <table:table-row table:style-name="ro1">
          <table:table-cell table:formula="of:=(TOTAL_DISCHARGE_TIME/(6*60))" office:value-type="float" office:value="0.200000000011642" calcext:value-type="float">
            <text:p>0.20</text:p>
          </table:table-cell>
          <table:table-cell office:value-type="string" calcext:value-type="string">
            <text:p>12V Rechargeable 1500mAh 3S Li-ion Battery Pack </text:p>
          </table:table-cell>
          <table:table-cell office:value-type="float" office:value="0.6" calcext:value-type="float">
            <text:p>0.6</text:p>
          </table:table-cell>
          <table:table-cell office:value-type="float" office:value="11.84" calcext:value-type="float">
            <text:p>11.84</text:p>
          </table:table-cell>
          <table:table-cell office:value-type="float" office:value="10.84" calcext:value-type="float">
            <text:p>10.84</text:p>
          </table:table-cell>
          <table:table-cell table:style-name="ce32" office:value-type="date" office:date-value="2016-05-05T19:14:00" calcext:value-type="date">
            <text:p>05/05/16 07:14 PM</text:p>
          </table:table-cell>
          <table:table-cell table:style-name="ce32" office:value-type="date" office:date-value="2016-05-05T20:26:00" calcext:value-type="date">
            <text:p>05/05/16 08:26 PM</text:p>
          </table:table-cell>
          <table:table-cell table:formula="of:=([.G2]-[.F2])*24*60" office:value-type="float" office:value="72.000000004191" calcext:value-type="float">
            <text:p>72</text:p>
          </table:table-cell>
          <table:table-cell table:formula="of:=[.H2]/60" office:value-type="float" office:value="1.20000000006985" calcext:value-type="float">
            <text:p>1.20</text:p>
          </table:table-cell>
          <table:table-cell table:formula="of:=(VOLT1-VOLT0)/[.H2]" office:value-type="float" office:value="-0.0138888888880804" calcext:value-type="float">
            <text:p>-0.01</text:p>
          </table:table-cell>
          <table:table-cell table:formula="of:=VOLT0 - SLOPE*0" office:value-type="float" office:value="11.84" calcext:value-type="float">
            <text:p>11.84</text:p>
          </table:table-cell>
          <table:table-cell table:formula="of:=((VOLT0*0.8) - YINT)/SLOPE*(1/60)" office:value-type="float" office:value="2.84160000016541" calcext:value-type="float">
            <text:p>2.8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9444444444444" calcext:value-type="float">
            <text:p>0.27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7.56" calcext:value-type="float">
            <text:p>7.56</text:p>
          </table:table-cell>
          <table:table-cell office:value-type="float" office:value="3.86" calcext:value-type="float">
            <text:p>3.8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H3]/60" office:value-type="float" office:value="1.61666666666667" calcext:value-type="float">
            <text:p>1.62</text:p>
          </table:table-cell>
          <table:table-cell table:formula="of:=(VOLT1-VOLT0)/[.H3]" office:value-type="float" office:value="-0.0381443298969072" calcext:value-type="float">
            <text:p>-0.04</text:p>
          </table:table-cell>
          <table:table-cell table:formula="of:=VOLT0 - SLOPE*0" office:value-type="float" office:value="7.56" calcext:value-type="float">
            <text:p>7.56</text:p>
          </table:table-cell>
          <table:table-cell table:formula="of:=((VOLT0*0.8) - YINT)/SLOPE*(1/60)" office:value-type="float" office:value="0.660648648648648" calcext:value-type="float">
            <text:p>0.66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6666666666667" calcext:value-type="float">
            <text:p>0.27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7.67" calcext:value-type="float">
            <text:p>7.67</text:p>
          </table:table-cell>
          <table:table-cell office:value-type="float" office:value="3.85" calcext:value-type="float">
            <text:p>3.8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H4]/60" office:value-type="float" office:value="1.6" calcext:value-type="float">
            <text:p>1.60</text:p>
          </table:table-cell>
          <table:table-cell table:formula="of:=(VOLT1-VOLT0)/[.H4]" office:value-type="float" office:value="-0.0397916666666667" calcext:value-type="float">
            <text:p>-0.04</text:p>
          </table:table-cell>
          <table:table-cell table:formula="of:=VOLT0 - SLOPE*0" office:value-type="float" office:value="7.67" calcext:value-type="float">
            <text:p>7.67</text:p>
          </table:table-cell>
          <table:table-cell table:formula="of:=((VOLT0*0.8) - YINT)/SLOPE*(1/60)" office:value-type="float" office:value="0.642513089005236" calcext:value-type="float">
            <text:p>0.6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136111111118225" calcext:value-type="float">
            <text:p>0.14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office:value-type="float" office:value="7.4" calcext:value-type="float">
            <text:p>7.4</text:p>
          </table:table-cell>
          <table:table-cell office:value-type="float" office:value="7.14" calcext:value-type="float">
            <text:p>7.14</text:p>
          </table:table-cell>
          <table:table-cell table:style-name="ce32" office:value-type="date" office:date-value="2016-05-06T14:54:00" calcext:value-type="date">
            <text:p>05/06/16 02:54 PM</text:p>
          </table:table-cell>
          <table:table-cell table:style-name="ce32" office:value-type="date" office:date-value="2016-05-06T15:43:00" calcext:value-type="date">
            <text:p>05/06/16 03:43 PM</text:p>
          </table:table-cell>
          <table:table-cell table:formula="of:=([.G5]-[.F5])*24*60" office:value-type="float" office:value="49.0000000025611" calcext:value-type="float">
            <text:p>49</text:p>
          </table:table-cell>
          <table:table-cell table:formula="of:=[.H5]/60" office:value-type="float" office:value="0.816666666709352" calcext:value-type="float">
            <text:p>0.82</text:p>
          </table:table-cell>
          <table:table-cell table:formula="of:=(VOLT1-VOLT0)/[.H5]" office:value-type="float" office:value="-0.00530612244870227" calcext:value-type="float">
            <text:p>-0.01</text:p>
          </table:table-cell>
          <table:table-cell table:formula="of:=VOLT0 - SLOPE*0" office:value-type="float" office:value="7.4" calcext:value-type="float">
            <text:p>7.40</text:p>
          </table:table-cell>
          <table:table-cell table:formula="of:=((VOLT0*0.8) - YINT)/SLOPE*(1/60)" office:value-type="float" office:value="4.64871794896091" calcext:value-type="float">
            <text:p>4.65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robomagellan</text:p>
          </table:table-cell>
          <table:table-cell table:number-columns-repeated="1010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12V Rechargeable 3000mAh 3S Li-ion Battery Pack 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6]-[.F6])*24*60" office:value-type="float" office:value="0" calcext:value-type="float">
            <text:p>0</text:p>
          </table:table-cell>
          <table:table-cell table:formula="of:=[.H6]/60" office:value-type="float" office:value="0" calcext:value-type="float">
            <text:p>0.00</text:p>
          </table:table-cell>
          <table:table-cell table:formula="of:=(VOLT1-VOLT0)/[.H6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02777777786833" calcext:value-type="float">
            <text:p>0.50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8.28" calcext:value-type="float">
            <text:p>8.28</text:p>
          </table:table-cell>
          <table:table-cell office:value-type="float" office:value="5.2" calcext:value-type="float">
            <text:p>5.2</text:p>
          </table:table-cell>
          <table:table-cell table:style-name="ce32" office:value-type="date" office:date-value="2016-05-06T21:38:00" calcext:value-type="date">
            <text:p>05/06/16 09:38 PM</text:p>
          </table:table-cell>
          <table:table-cell table:style-name="ce32" office:value-type="date" office:date-value="2016-05-07T00:39:00" calcext:value-type="date">
            <text:p>05/07/16 12:39 AM</text:p>
          </table:table-cell>
          <table:table-cell table:formula="of:=([.G7]-[.F7])*24*60" office:value-type="float" office:value="181.00000000326" calcext:value-type="float">
            <text:p>181</text:p>
          </table:table-cell>
          <table:table-cell table:formula="of:=[.H7]/60" office:value-type="float" office:value="3.016666666721" calcext:value-type="float">
            <text:p>3.02</text:p>
          </table:table-cell>
          <table:table-cell table:formula="of:=(VOLT1-VOLT0)/[.H7]" office:value-type="float" office:value="-0.0170165745853289" calcext:value-type="float">
            <text:p>-0.02</text:p>
          </table:table-cell>
          <table:table-cell table:formula="of:=VOLT0 - SLOPE*0" office:value-type="float" office:value="8.28" calcext:value-type="float">
            <text:p>8.28</text:p>
          </table:table-cell>
          <table:table-cell table:formula="of:=((VOLT0*0.8) - YINT)/SLOPE*(1/60)" office:value-type="float" office:value="1.62194805197727" calcext:value-type="float">
            <text:p>1.62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33333333325572" calcext:value-type="float">
            <text:p>0.53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office:value-type="float" office:value="6.68" calcext:value-type="float">
            <text:p>6.68</text:p>
          </table:table-cell>
          <table:table-cell table:style-name="ce32" office:value-type="date" office:date-value="2016-05-07T00:48:00" calcext:value-type="date">
            <text:p>05/07/16 12:48 AM</text:p>
          </table:table-cell>
          <table:table-cell table:style-name="ce32" office:value-type="date" office:date-value="2016-05-07T04:00:00" calcext:value-type="date">
            <text:p>05/07/16 04:00 AM</text:p>
          </table:table-cell>
          <table:table-cell table:formula="of:=([.G8]-[.F8])*24*60" office:value-type="float" office:value="191.999999997206" calcext:value-type="float">
            <text:p>192</text:p>
          </table:table-cell>
          <table:table-cell table:formula="of:=[.H8]/60" office:value-type="float" office:value="3.19999999995343" calcext:value-type="float">
            <text:p>3.20</text:p>
          </table:table-cell>
          <table:table-cell table:formula="of:=(VOLT1-VOLT0)/[.H8]" office:value-type="float" office:value="-0.00869791666679324" calcext:value-type="float">
            <text:p>-0.01</text:p>
          </table:table-cell>
          <table:table-cell table:formula="of:=VOLT0 - SLOPE*0" office:value-type="float" office:value="8.35" calcext:value-type="float">
            <text:p>8.35</text:p>
          </table:table-cell>
          <table:table-cell table:formula="of:=((VOLT0*0.8) - YINT)/SLOPE*(1/60)" office:value-type="float" office:value="3.19999999995343" calcext:value-type="float">
            <text:p>3.20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9]-[.F9])*24*60" office:value-type="float" office:value="0" calcext:value-type="float">
            <text:p>0</text:p>
          </table:table-cell>
          <table:table-cell table:formula="of:=[.H9]/60" office:value-type="float" office:value="0" calcext:value-type="float">
            <text:p>0.00</text:p>
          </table:table-cell>
          <table:table-cell table:formula="of:=(VOLT1-VOLT0)/[.H9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style-name="ce31" table:formula="of:=(TOTAL_DISCHARGE_TIME/(6*60))" office:value-type="float" office:value="0.466666666674428" calcext:value-type="float">
            <text:p>0.47</text:p>
          </table:table-cell>
          <table:table-cell table:style-name="ce30" office:value-type="string" calcext:value-type="string">
            <text:p>Turnigy 3000mAh 2S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7.43" calcext:value-type="float">
            <text:p>7.43</text:p>
          </table:table-cell>
          <table:table-cell table:style-name="ce30" office:value-type="float" office:value="6.4" calcext:value-type="float">
            <text:p>6.4</text:p>
          </table:table-cell>
          <table:table-cell table:style-name="ce33" office:value-type="date" office:date-value="2016-05-13T19:24:00" calcext:value-type="date">
            <text:p>05/13/16 07:24 PM</text:p>
          </table:table-cell>
          <table:table-cell table:style-name="ce33" office:value-type="date" office:date-value="2016-05-13T22:12:00" calcext:value-type="date">
            <text:p>05/13/16 10:12 PM</text:p>
          </table:table-cell>
          <table:table-cell table:style-name="ce36" table:formula="of:=([.G10]-[.F10])*24*60" office:value-type="float" office:value="168.000000002794" calcext:value-type="float">
            <text:p>168</text:p>
          </table:table-cell>
          <table:table-cell table:style-name="ce31" table:formula="of:=[.H10]/60" office:value-type="float" office:value="2.80000000004657" calcext:value-type="float">
            <text:p>2.80</text:p>
          </table:table-cell>
          <table:table-cell table:style-name="ce31" table:formula="of:=(VOLT1-VOLT0)/[.H10]" office:value-type="float" office:value="-0.00613095238085041" calcext:value-type="float">
            <text:p>-0.01</text:p>
          </table:table-cell>
          <table:table-cell table:style-name="ce31" table:formula="of:=VOLT0 - SLOPE*0" office:value-type="float" office:value="7.43" calcext:value-type="float">
            <text:p>7.43</text:p>
          </table:table-cell>
          <table:table-cell table:style-name="ce31" table:formula="of:=((VOLT0*0.8) - YINT)/SLOPE*(1/60)" office:value-type="float" office:value="4.03961165055262" calcext:value-type="float">
            <text:p>4.04</text:p>
          </table:table-cell>
          <table:table-cell table:style-name="ce30" office:value-type="string" calcext:value-type="string">
            <text:p>kingkong ubec</text:p>
          </table:table-cell>
          <table:table-cell table:style-name="ce30" table:number-columns-repeated="1011"/>
        </table:table-row>
        <table:table-row table:style-name="ro1">
          <table:table-cell table:style-name="ce31" table:formula="of:=(TOTAL_DISCHARGE_TIME/(6*60))" office:value-type="float" office:value="1.00277777778683" calcext:value-type="float">
            <text:p>1.00</text:p>
          </table:table-cell>
          <table:table-cell table:style-name="ce30" office:value-type="string" calcext:value-type="string">
            <text:p>Turnigy 3000mAh 2S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8.14" calcext:value-type="float">
            <text:p>8.14</text:p>
          </table:table-cell>
          <table:table-cell table:style-name="ce30" office:value-type="float" office:value="7.09" calcext:value-type="float">
            <text:p>7.09</text:p>
          </table:table-cell>
          <table:table-cell table:style-name="ce33" office:value-type="date" office:date-value="2016-05-13T22:42:00" calcext:value-type="date">
            <text:p>05/13/16 10:42 PM</text:p>
          </table:table-cell>
          <table:table-cell table:style-name="ce33" office:value-type="date" office:date-value="2016-05-14T04:43:00" calcext:value-type="date">
            <text:p>05/14/16 04:43 AM</text:p>
          </table:table-cell>
          <table:table-cell table:style-name="ce36" table:formula="of:=([.G11]-[.F11])*24*60" office:value-type="float" office:value="361.00000000326" calcext:value-type="float">
            <text:p>361</text:p>
          </table:table-cell>
          <table:table-cell table:style-name="ce31" table:formula="of:=[.H11]/60" office:value-type="float" office:value="6.01666666672099" calcext:value-type="float">
            <text:p>6.02</text:p>
          </table:table-cell>
          <table:table-cell table:style-name="ce31" table:formula="of:=(VOLT1-VOLT0)/[.H11]" office:value-type="float" office:value="-0.00290858725759146" calcext:value-type="float">
            <text:p>0.00</text:p>
          </table:table-cell>
          <table:table-cell table:style-name="ce31" table:formula="of:=VOLT0 - SLOPE*0" office:value-type="float" office:value="8.14" calcext:value-type="float">
            <text:p>8.14</text:p>
          </table:table-cell>
          <table:table-cell table:style-name="ce31" table:formula="of:=((VOLT0*0.8) - YINT)/SLOPE*(1/60)" office:value-type="float" office:value="9.32869841278265" calcext:value-type="float">
            <text:p>9.33</text:p>
          </table:table-cell>
          <table:table-cell table:style-name="ce30" office:value-type="string" calcext:value-type="string">
            <text:p>kingkong ubec</text:p>
          </table:table-cell>
          <table:table-cell table:style-name="ce30" table:number-columns-repeated="1011"/>
        </table:table-row>
        <table:table-row table:style-name="ro1">
          <table:table-cell table:formula="of:=(TOTAL_DISCHARGE_TIME/(6*60))" office:value-type="float" office:value="0.649999999994179" calcext:value-type="float">
            <text:p>0.65</text:p>
          </table:table-cell>
          <table:table-cell office:value-type="string" calcext:value-type="string">
            <text:p>1-cell 3000mAh</text:p>
          </table:table-cell>
          <table:table-cell office:value-type="float" office:value="0.6" calcext:value-type="float">
            <text:p>0.6</text:p>
          </table:table-cell>
          <table:table-cell office:value-type="float" office:value="3.89" calcext:value-type="float">
            <text:p>3.89</text:p>
          </table:table-cell>
          <table:table-cell office:value-type="float" office:value="3.35" calcext:value-type="float">
            <text:p>3.35</text:p>
          </table:table-cell>
          <table:table-cell table:style-name="ce32" office:value-type="date" office:date-value="2016-05-14T14:41:00" calcext:value-type="date">
            <text:p>05/14/16 02:41 PM</text:p>
          </table:table-cell>
          <table:table-cell table:style-name="ce32" office:value-type="date" office:date-value="2016-05-14T18:35:00" calcext:value-type="date">
            <text:p>05/14/16 06:35 PM</text:p>
          </table:table-cell>
          <table:table-cell table:formula="of:=([.G12]-[.F12])*24*60" office:value-type="float" office:value="233.999999997904" calcext:value-type="float">
            <text:p>234</text:p>
          </table:table-cell>
          <table:table-cell table:formula="of:=[.H12]/60" office:value-type="float" office:value="3.89999999996508" calcext:value-type="float">
            <text:p>3.90</text:p>
          </table:table-cell>
          <table:table-cell table:formula="of:=(VOLT1-VOLT0)/[.H12]" office:value-type="float" office:value="-0.00230769230771297" calcext:value-type="float">
            <text:p>0.00</text:p>
          </table:table-cell>
          <table:table-cell table:formula="of:=VOLT0 - SLOPE*0" office:value-type="float" office:value="3.89" calcext:value-type="float">
            <text:p>3.89</text:p>
          </table:table-cell>
          <table:table-cell table:formula="of:=((VOLT0*0.8) - YINT)/SLOPE*(1/60)" office:value-type="float" office:value="5.61888888883857" calcext:value-type="float">
            <text:p>5.62</text:p>
          </table:table-cell>
          <table:table-cell office:value-type="string" calcext:value-type="string">
            <text:p>powerboos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2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ARGER" table:base-cell-address="$Batteries.$A$2" table:cell-range-address="$Batteries.$M$1:.$M$10000"/>
        <table:named-range table:name="DEPTH" table:base-cell-address="$Batteries.$W$1" table:cell-range-address="$Batteries.$W$1:.$W$1048576"/>
        <table:named-range table:name="DEPTHMAX" table:base-cell-address="$Constraints.$A$4" table:cell-range-address="$Constraints.$B$4"/>
        <table:named-range table:name="DOLLAR_WH_KG" table:base-cell-address="$Batteries.$A$2" table:cell-range-address="$Batteries.$E$1:.$E$10000"/>
        <table:named-range table:name="ENERGY_DENSITY" table:base-cell-address="$Batteries.$A$2" table:cell-range-address="$Batteries.$I$1:.$I$10000"/>
        <table:named-range table:name="HEIGHT" table:base-cell-address="$Batteries.$Y$1" table:cell-range-address="$Batteries.$Y$1:.$Y$1048576"/>
        <table:named-range table:name="HEIGHTMAX" table:base-cell-address="$Constraints.$A$4" table:cell-range-address="$Constraints.$B$3"/>
        <table:named-range table:name="LENGTH" table:base-cell-address="$Batteries.$W$1" table:cell-range-address="$Batteries.$W$1:.$W$1048576"/>
        <table:named-range table:name="LENGTHMAX" table:base-cell-address="$Constraints.$A$4" table:cell-range-address="$Constraints.$B$4"/>
        <table:named-range table:name="LIFE_CYCLES" table:base-cell-address="$Batteries.$A$2" table:cell-range-address="$Batteries.$U$1:.$U$10000"/>
        <table:named-range table:name="MAH" table:base-cell-address="$Batteries.$A$2" table:cell-range-address="$Batteries.$G$1:.$G$10000"/>
        <table:named-range table:name="MAX_SAFE_DISCHARGE_AMPS" table:base-cell-address="$Batteries.$A$2" table:cell-range-address="$Batteries.$R$1:.$R$10000"/>
        <table:named-range table:name="MIN_DISCHARGE_CYCLES" table:base-cell-address="$Batteries.$A$2" table:cell-range-address="$Batteries.$U$1:.$U$10000"/>
        <table:named-range table:name="ONBOARD_CHARGER" table:base-cell-address="$Batteries.$A$2" table:cell-range-address="$Batteries.$O$1:.$O$10000"/>
        <table:named-range table:name="PASS_THROUGH" table:base-cell-address="$Batteries.$A$2" table:cell-range-address="$Batteries.$N$1:.$N$10000"/>
        <table:named-range table:name="PEAK_DISCHARGE" table:base-cell-address="$Batteries.$A$2" table:cell-range-address="$Batteries.$P$1:.$P$10000"/>
        <table:named-range table:name="PRICE" table:base-cell-address="$Batteries.$A$2" table:cell-range-address="$Batteries.$D$1:.$D$10000"/>
        <table:named-range table:name="SLOPE" table:base-cell-address="$Measurements.$I$1" table:cell-range-address="$Measurements.$J$1:.$J$1048575"/>
        <table:named-range table:name="TIME0" table:base-cell-address="$Measurements.$F$1" table:cell-range-address="$Measurements.$F$1:.$F$1048575"/>
        <table:named-range table:name="TIME1" table:base-cell-address="$Measurements.$G$1" table:cell-range-address="$Measurements.$G$1:.$G$1048575"/>
        <table:named-range table:name="TOTAL_DISCHARGE_TIME" table:base-cell-address="$Measurements.$F$1" table:cell-range-address="$Measurements.$H$1:.$H$1048575"/>
        <table:named-range table:name="V0" table:base-cell-address="$Measurements.$D$1" table:cell-range-address="$Measurements.$D$1:.$D$1048575"/>
        <table:named-range table:name="VOLT0" table:base-cell-address="$Measurements.$D$1" table:cell-range-address="$Measurements.$D$1:.$D$1048575"/>
        <table:named-range table:name="VOLT1" table:base-cell-address="$Measurements.$E$1" table:cell-range-address="$Measurements.$E$1:.$E$1048575"/>
        <table:named-range table:name="VOLTAGE" table:base-cell-address="$Batteries.$A$2" table:cell-range-address="$Batteries.$F$1:.$F$10000"/>
        <table:named-range table:name="VOLUME" table:base-cell-address="$Batteries.$A$2" table:cell-range-address="$Batteries.$Z$1:.$Z$10000"/>
        <table:named-range table:name="WATT_HOURS" table:base-cell-address="$Batteries.$A$2" table:cell-range-address="$Batteries.$H$1:.$H$10000"/>
        <table:named-range table:name="WEIGHT" table:base-cell-address="$Batteries.$A$2" table:cell-range-address="$Batteries.$V$1:.$V$10000"/>
        <table:named-range table:name="WIDTH" table:base-cell-address="$Batteries.$X$1" table:cell-range-address="$Batteries.$X$1:.$X$1048576"/>
        <table:named-range table:name="WIDTHMAX" table:base-cell-address="$Constraints.$A$4" table:cell-range-address="$Constraints.$B$2"/>
        <table:named-range table:name="YINT" table:base-cell-address="$Measurements.$J$1" table:cell-range-address="$Measurements.$K$1:.$K$1048575"/>
      </table:named-expressions>
      <table:database-ranges>
        <table:database-range table:name="__Anonymous_Sheet_DB__0" table:target-range-address="Batteries.A1:Batteries.AF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29:28.455346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05-24T12:29:55.898313922</dc:date>
    <dc:creator>chris </dc:creator>
    <meta:editing-duration>P3DT5M4S</meta:editing-duration>
    <meta:editing-cycles>175</meta:editing-cycles>
    <meta:generator>LibreOffice/4.2.8.2$Linux_X86_64 LibreOffice_project/420m0$Build-2</meta:generator>
    <meta:document-statistic meta:table-count="4" meta:cell-count="1249" meta:object-count="0"/>
  </office:meta>
</office:document-meta>
</file>